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580000001FC3BA3FA040348FB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P3" style:family="paragraph" style:parent-style-name="Title">
      <style:text-properties officeooo:rsid="0049dd0e" officeooo:paragraph-rsid="0049dd0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end" style:justify-single-word="false"/>
      <style:text-properties officeooo:paragraph-rsid="000ff928"/>
    </style:style>
    <style:style style:name="P6" style:family="paragraph" style:parent-style-name="Text_20_body">
      <style:text-properties officeooo:rsid="0005a9e8" officeooo:paragraph-rsid="0005a9e8"/>
    </style:style>
    <style:style style:name="P7" style:family="paragraph" style:parent-style-name="Title">
      <style:text-properties officeooo:rsid="0005a9e8" officeooo:paragraph-rsid="0005a9e8"/>
    </style:style>
    <style:style style:name="P8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9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10" style:family="paragraph" style:parent-style-name="Text_20_body">
      <style:paragraph-properties fo:line-height="200%"/>
      <style:text-properties officeooo:rsid="0005a9e8" officeooo:paragraph-rsid="0005a9e8"/>
    </style:style>
    <style:style style:name="P11" style:family="paragraph" style:parent-style-name="Text_20_body">
      <style:text-properties officeooo:rsid="0005a9e8" officeooo:paragraph-rsid="0048b366"/>
    </style:style>
    <style:style style:name="P12" style:family="paragraph" style:parent-style-name="Text_20_body">
      <style:paragraph-properties fo:line-height="100%" fo:text-align="center" style:justify-single-word="false" fo:break-before="page"/>
      <style:text-properties officeooo:rsid="0005a9e8" officeooo:paragraph-rsid="0005a9e8"/>
    </style:style>
    <style:style style:name="P13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16" style:family="paragraph" style:parent-style-name="Title">
      <style:text-properties style:font-name="Liberation Sans" fo:font-size="28pt" fo:font-weight="bold" officeooo:rsid="0048b366" officeooo:paragraph-rsid="0048b366" style:font-name-asian="Microsoft YaHei" style:font-size-asian="28pt" style:font-weight-asian="bold" style:font-name-complex="Arial1" style:font-size-complex="28pt" style:font-weight-complex="bol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Footer">
      <style:paragraph-properties fo:text-align="end" style:justify-single-word="false"/>
      <style:text-properties officeooo:rsid="004f3f08" officeooo:paragraph-rsid="004f3f08"/>
    </style:style>
    <style:style style:name="P20" style:family="paragraph" style:parent-style-name="Heading_20_1" style:master-page-name="Standard">
      <style:paragraph-properties fo:text-align="center" style:justify-single-word="false" style:page-number="1"/>
    </style:style>
    <style:style style:name="P21" style:family="paragraph" style:parent-style-name="Heading_20_1" style:master-page-name="Standard">
      <style:paragraph-properties fo:text-align="center" style:justify-single-word="false" style:page-number="1" fo:break-before="page"/>
      <style:text-properties officeooo:paragraph-rsid="004dabd9"/>
    </style:style>
    <style:style style:name="P22" style:family="paragraph" style:parent-style-name="Heading_20_3">
      <style:text-properties officeooo:paragraph-rsid="004dabd9"/>
    </style:style>
    <style:style style:name="P23" style:family="paragraph" style:parent-style-name="Text_20_body">
      <style:paragraph-properties fo:text-align="end" style:justify-single-word="false"/>
      <style:text-properties officeooo:rsid="00496ac9" officeooo:paragraph-rsid="0005a9e8"/>
    </style:style>
    <style:style style:name="P24" style:family="paragraph" style:parent-style-name="Text_20_body">
      <style:text-properties officeooo:rsid="0005a9e8" officeooo:paragraph-rsid="0005a9e8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Text_20_body">
      <loext:graphic-properties draw:fill="solid" draw:fill-color="#fbf1c7" draw:fill-gradient-name="gradient" draw:fill-hatch-name="hatch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fbf1c7">
        <style:tab-stops/>
      </style:paragraph-properties>
      <style:text-properties fo:color="#000000" loext:opacity="100%" style:font-name="Liberation Mono" fo:font-size="9pt" fo:language="zxx" fo:country="none" fo:font-style="normal" style:text-underline-style="none" fo:font-weight="normal" fo:background-color="transparent" style:font-size-asian="9pt" style:font-size-complex="9pt"/>
    </style:style>
    <style:style style:name="P27" style:family="paragraph" style:parent-style-name="Text_20_body">
      <loext:graphic-properties draw:fill="solid" draw:fill-color="#fbf1c7" draw:fill-gradient-name="gradient" draw:fill-hatch-name="hatch" draw:opacity="100%"/>
      <style:paragraph-properties fo:margin-left="1cm" fo:margin-right="1cm" fo:margin-top="0cm" fo:margin-bottom="0cm" style:contextual-spacing="false" fo:line-height="100%" fo:text-align="justify" style:justify-single-word="false" fo:text-indent="0cm" style:auto-text-indent="false" fo:background-color="#fbf1c7">
        <style:tab-stops/>
      </style:paragraph-properties>
      <style:text-properties style:font-name="Liberation Mono" fo:font-size="9pt" fo:language="zxx" fo:country="none" style:font-size-asian="9pt" style:font-size-complex="9pt"/>
    </style:style>
    <style:style style:name="P28" style:family="paragraph" style:parent-style-name="Text_20_body">
      <style:paragraph-properties fo:text-align="justify" style:justify-single-word="false"/>
      <style:text-properties officeooo:rsid="004cb9bb" officeooo:paragraph-rsid="004cb9bb"/>
    </style:style>
    <style:style style:name="P29" style:family="paragraph" style:parent-style-name="Text_20_body">
      <style:paragraph-properties fo:text-align="center" style:justify-single-word="false"/>
      <style:text-properties style:font-name="Liberation Serif" fo:font-size="12pt" fo:font-weight="bold" officeooo:rsid="002b2633" officeooo:paragraph-rsid="000ff928" style:font-name-asian="Microsoft YaHei" style:font-size-asian="12pt" style:font-weight-asian="bold" style:font-name-complex="Arial1" style:font-size-complex="12pt" style:font-weight-complex="bold"/>
    </style:style>
    <style:style style:name="P30" style:family="paragraph" style:parent-style-name="Text_20_body">
      <style:paragraph-properties fo:text-align="end" style:justify-single-word="false"/>
      <style:text-properties style:font-name="Liberation Serif" fo:font-size="12pt" fo:font-weight="bold" officeooo:rsid="002b2633" officeooo:paragraph-rsid="004cb9bb" style:font-name-asian="Microsoft YaHei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Liberation Sans" fo:font-size="28pt" fo:font-weight="bold" officeooo:rsid="004bc68e" style:font-name-asian="Microsoft YaHei" style:font-size-asian="28pt" style:font-weight-asian="bold" style:font-name-complex="Arial1" style:font-size-complex="28pt" style:font-weight-complex="bold"/>
    </style:style>
    <style:style style:name="T2" style:family="text">
      <style:text-properties style:font-name="Liberation Serif" fo:font-size="12pt" fo:font-weight="normal" officeooo:rsid="004a406b" style:font-name-asian="Microsoft YaHei" style:font-size-asian="12pt" style:font-weight-asian="normal" style:font-name-complex="Arial1" style:font-size-complex="12pt" style:font-weight-complex="normal"/>
    </style:style>
    <style:style style:name="T3" style:family="text">
      <style:text-properties officeooo:rsid="004bc68e"/>
    </style:style>
    <style:style style:name="T4" style:family="text">
      <style:text-properties fo:color="#9d0006" loext:opacity="100%" fo:font-style="normal" style:text-underline-style="none" fo:font-weight="normal" fo:background-color="transparent" loext:char-shading-value="0"/>
    </style:style>
    <style:style style:name="T5" style:family="text">
      <style:text-properties fo:font-weight="normal" officeooo:rsid="004a406b" style:font-weight-asian="normal" style:font-weight-complex="normal"/>
    </style:style>
    <style:style style:name="T6" style:family="text">
      <style:text-properties fo:color="#000000" loext:opacity="100%" fo:font-style="normal" style:text-underline-style="none" fo:font-weight="normal" fo:background-color="transparent" loext:char-shading-value="0"/>
    </style:style>
    <style:style style:name="T7" style:family="text">
      <style:text-properties fo:color="#79740e" loext:opacity="100%" fo:font-style="normal" style:text-underline-style="none" fo:font-weight="normal" fo:background-color="transparent" loext:char-shading-value="0"/>
    </style:style>
    <style:style style:name="T8" style:family="text">
      <style:text-properties fo:color="#928374" loext:opacity="100%" fo:font-style="italic" style:text-underline-style="none" fo:font-weight="normal" fo:background-color="transparent" loext:char-shading-value="0"/>
    </style:style>
    <style:style style:name="T9" style:family="text">
      <style:text-properties fo:color="#8f3f71" loext:opacity="100%" fo:font-style="normal" style:text-underline-style="none" fo:font-weight="normal" fo:background-color="transparent" loext:char-shading-value="0"/>
    </style:style>
    <style:style style:name="T10" style:family="text">
      <style:text-properties officeooo:rsid="004dabd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7"/>
      <text:p text:style-name="P7"/>
      <text:p text:style-name="P7"/>
      <text:p text:style-name="P7"/>
      <text:p text:style-name="P6"/>
      <text:p text:style-name="P6"/>
      <text:p text:style-name="P16"/>
      <text:p text:style-name="P6"/>
      <text:p text:style-name="P3"><text:bookmark-start text:name="Nombre"/><text:span text:style-name="T3">Cafeter</text:span><text:span text:style-name="T1">ía El Guanche</text:span><text:bookmark-end text:name="Nombre"/></text:p>
      <text:p text:style-name="P11"/>
      <text:p text:style-name="P11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<text:bookmark-start text:name="autor"/><text:span text:style-name="T3">Juan Carlos Francisco Mesa</text:span><text:bookmark-end text:name="autor"/></text:p>
      <text:p text:style-name="P8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9"/>
      <text:p text:style-name="P9"/>
      <text:p text:style-name="P9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12"><text:bookmark-start text:name="Índice"/> <text:bookmark-end text:name="Índice"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4"><text:a xlink:type="simple" xlink:href="#__RefHeading___Toc1569_4226003634" text:style-name="Index_20_Link" text:visited-style-name="Index_20_Link">Creación de base de datos, tablas y datos.<text:tab/>1</text:a></text:p>
          <text:p text:style-name="P14"><text:a xlink:type="simple" xlink:href="#__RefHeading___Toc1569_42260036341" text:style-name="Index_20_Link" text:visited-style-name="Index_20_Link">Consultas.<text:tab/>1</text:a></text:p>
          <text:p text:style-name="P18"><text:a xlink:type="simple" xlink:href="#__RefHeading___Toc836_4254280313" text:style-name="Index_20_Link" text:visited-style-name="Index_20_Link">1. Obtener los tipos de bebida del menú<text:tab/>2</text:a></text:p>
          <text:p text:style-name="P18"><text:a xlink:type="simple" xlink:href="#__RefHeading___Toc838_4254280313" text:style-name="Index_20_Link" text:visited-style-name="Index_20_Link">2. Obtener todos los tipos de té de la cafetería<text:tab/>2</text:a></text:p>
          <text:p text:style-name="P18"><text:a xlink:type="simple" xlink:href="#__RefHeading___Toc840_4254280313" text:style-name="Index_20_Link" text:visited-style-name="Index_20_Link">3. Obtener las bebidas alcohólicas de la cafetería<text:tab/>2</text:a></text:p>
          <text:p text:style-name="P18"><text:a xlink:type="simple" xlink:href="#__RefHeading___Toc842_4254280313" text:style-name="Index_20_Link" text:visited-style-name="Index_20_Link">4. Obtener todos los datos de los platos que empiezan con ‘Z’<text:tab/>2</text:a></text:p>
          <text:p text:style-name="P18"><text:a xlink:type="simple" xlink:href="#__RefHeading___Toc844_4254280313" text:style-name="Index_20_Link" text:visited-style-name="Index_20_Link">5. Obtener el nombre de los platos donde el precio sea más de 2 euros<text:tab/>2</text:a></text:p>
          <text:p text:style-name="P18"><text:a xlink:type="simple" xlink:href="#__RefHeading___Toc846_4254280313" text:style-name="Index_20_Link" text:visited-style-name="Index_20_Link">6. Obtener el nombre de las bebidas donde el precio sea menor a 1 euros<text:tab/>2</text:a></text:p>
          <text:p text:style-name="P18"><text:a xlink:type="simple" xlink:href="#__RefHeading___Toc848_4254280313" text:style-name="Index_20_Link" text:visited-style-name="Index_20_Link">7. Obtener todos los datos de los platos cuyo precio este entre 1 y 3 euros<text:tab/>2</text:a></text:p>
          <text:p text:style-name="P18"><text:a xlink:type="simple" xlink:href="#__RefHeading___Toc850_4254280313" text:style-name="Index_20_Link" text:visited-style-name="Index_20_Link">8. Obtener el precio medio de los platos cuyo id de menú sea 5<text:tab/>2</text:a></text:p>
          <text:p text:style-name="P18"><text:a xlink:type="simple" xlink:href="#__RefHeading___Toc852_4254280313" text:style-name="Index_20_Link" text:visited-style-name="Index_20_Link">9. Obtener el nombre y precio de los platos ordenados alfabéticamente por nombre<text:tab/>2</text:a></text:p>
          <text:p text:style-name="P18"><text:a xlink:type="simple" xlink:href="#__RefHeading___Toc854_4254280313" text:style-name="Index_20_Link" text:visited-style-name="Index_20_Link">10. Obtener todos los datos de los platos ordenados descendentemente por precio<text:tab/>2</text:a></text:p>
          <text:p text:style-name="P18"><text:a xlink:type="simple" xlink:href="#__RefHeading___Toc856_4254280313" text:style-name="Index_20_Link" text:visited-style-name="Index_20_Link">11. Obtener el nombre y precio de los platos cuyo precio sea mayor a 1.5 y ordenarlos descendentemente por nombre y luego ascendentemente por precio<text:tab/>2</text:a></text:p>
          <text:p text:style-name="P18"><text:a xlink:type="simple" xlink:href="#__RefHeading___Toc858_4254280313" text:style-name="Index_20_Link" text:visited-style-name="Index_20_Link">12. Obtener un listado completo de los platos, incluyendo por cada plato la categoría del menu a la que pertenecen<text:tab/>2</text:a></text:p>
          <text:p text:style-name="P18"><text:a xlink:type="simple" xlink:href="#__RefHeading___Toc860_4254280313" text:style-name="Index_20_Link" text:visited-style-name="Index_20_Link">13. Obtener el nombre y precio de los platos que sean hamburguesas ordenarlos alfabéticamente por nombre<text:tab/>2</text:a></text:p>
          <text:p text:style-name="P18"><text:a xlink:type="simple" xlink:href="#__RefHeading___Toc862_4254280313" text:style-name="Index_20_Link" text:visited-style-name="Index_20_Link">14. Añade un nuevo postre: Tarta de limón, su precio es de 2.50 Euros<text:tab/>2</text:a></text:p>
          <text:p text:style-name="P18"><text:a xlink:type="simple" xlink:href="#__RefHeading___Toc864_4254280313" text:style-name="Index_20_Link" text:visited-style-name="Index_20_Link">15. Cambia el nombre del Cortado a ‘Café Cortado’<text:tab/>2</text:a></text:p>
          <text:p text:style-name="P18"><text:a xlink:type="simple" xlink:href="#__RefHeading___Toc866_4254280313" text:style-name="Index_20_Link" text:visited-style-name="Index_20_Link">16. Aplicar un aumento del 10% a todos los platos<text:tab/>3</text:a></text:p>
          <text:p text:style-name="P18"><text:a xlink:type="simple" xlink:href="#__RefHeading___Toc868_4254280313" text:style-name="Index_20_Link" text:visited-style-name="Index_20_Link">17. Aplicar un aumento de 0.10 euros a todos los postres<text:tab/>3</text:a></text:p>
          <text:p text:style-name="P18"><text:a xlink:type="simple" xlink:href="#__RefHeading___Toc870_4254280313" text:style-name="Index_20_Link" text:visited-style-name="Index_20_Link">18. Borra el producto numero 2<text:tab/>3</text:a></text:p>
          <text:p text:style-name="P18"><text:a xlink:type="simple" xlink:href="#__RefHeading___Toc872_4254280313" text:style-name="Index_20_Link" text:visited-style-name="Index_20_Link">19. Cuántos platos hay de cada tipo del menu<text:tab/>3</text:a></text:p>
          <text:p text:style-name="P18"><text:a xlink:type="simple" xlink:href="#__RefHeading___Toc874_4254280313" text:style-name="Index_20_Link" text:visited-style-name="Index_20_Link">20. Agrega una columna llamada oferta, a la tabla platos, para colocar las ofertas de platos para dos personas<text:tab/>3</text:a></text:p>
          <text:p text:style-name="P18"><text:a xlink:type="simple" xlink:href="#__RefHeading___Toc876_4254280313" text:style-name="Index_20_Link" text:visited-style-name="Index_20_Link">21. Modifica la columna oferta, para el tiramisú y la tarta de limón con los valores 4 y 4,20 respectivamente<text:tab/>3</text:a></text:p>
        </text:index-body>
      </text:table-of-content>
      <text:p text:style-name="P10"/>
      <text:p text:style-name="P6"/>
      <text:p text:style-name="P6"/>
      <text:p text:style-name="P6"/>
      <text:p text:style-name="P6"/>
      <text:p text:style-name="P6"><text:line-break/></text:p>
      <text:h text:style-name="P20" text:outline-level="1" text:is-list-header="true"><text:bookmark-start text:name="__RefHeading___Toc1569_4226003634"/><text:span text:style-name="T3">C</text:span>reación de base de datos, tablas <text:s/>y datos.<text:bookmark-end text:name="__RefHeading___Toc1569_4226003634"/></text:h>
      <text:p text:style-name="P25"/>
      <text:p text:style-name="P28">Creamos la base de datos, las tablas y se añaden los valores (ejecutar este script sql).</text:p>
      <text:p text:style-name="P27"><text:span text:style-name="T4">SET</text:span><text:span text:style-name="T6"> SQL_MODE = </text:span><text:span text:style-name="T7">"NO_AUTO_VALUE_ON_ZERO"</text:span><text:span text:style-name="T6">;</text:span></text:p>
      <text:p text:style-name="P27"><text:span text:style-name="T4">SET</text:span><text:span text:style-name="T6"> time_zone = </text:span><text:span text:style-name="T7">"+00:00"</text:span><text:span text:style-name="T6">;</text:span></text:p>
      <text:p text:style-name="P26"/>
      <text:p text:style-name="P27"><text:span text:style-name="T8">/*!40101 SET @OLD_CHARACTER_SET_CLIENT=@@CHARACTER_SET_CLIENT */</text:span><text:span text:style-name="T6">;</text:span></text:p>
      <text:p text:style-name="P27"><text:span text:style-name="T8">/*!40101 SET @OLD_CHARACTER_SET_RESULTS=@@CHARACTER_SET_RESULTS */</text:span><text:span text:style-name="T6">;</text:span></text:p>
      <text:p text:style-name="P27"><text:span text:style-name="T8">/*!40101 SET @OLD_COLLATION_CONNECTION=@@COLLATION_CONNECTION */</text:span><text:span text:style-name="T6">;</text:span></text:p>
      <text:p text:style-name="P27"><text:span text:style-name="T8">/*!40101 SET NAMES utf8mb4 */</text:span><text:span text:style-name="T6">;</text:span></text:p>
      <text:p text:style-name="P26"/>
      <text:p text:style-name="P27"><text:span text:style-name="T4">CREATE</text:span><text:span text:style-name="T6"> </text:span><text:span text:style-name="T4">DATABASE</text:span><text:span text:style-name="T6"> </text:span><text:span text:style-name="T4">IF</text:span><text:span text:style-name="T6"> </text:span><text:span text:style-name="T4">NOT</text:span><text:span text:style-name="T6"> </text:span><text:span text:style-name="T4">EXISTS</text:span><text:span text:style-name="T6"> guanche </text:span><text:span text:style-name="T4">DEFAULT</text:span><text:span text:style-name="T6"> </text:span><text:span text:style-name="T4">CHARACTER</text:span><text:span text:style-name="T6"> </text:span><text:span text:style-name="T4">SET</text:span><text:span text:style-name="T6"> utf8 </text:span><text:span text:style-name="T4">COLLATE</text:span><text:span text:style-name="T6"> utf8_spanish_ci;</text:span></text:p>
      <text:p text:style-name="P27"><text:span text:style-name="T4">USE</text:span><text:span text:style-name="T6"> guanche;</text:span></text:p>
      <text:p text:style-name="P26"/>
      <text:p text:style-name="P27"><text:span text:style-name="T4">CREATE</text:span><text:span text:style-name="T6"> </text:span><text:span text:style-name="T4">TABLE</text:span><text:span text:style-name="T6"> menu (</text:span></text:p>
      <text:p text:style-name="P27"><text:span text:style-name="T6"><text:s text:c="2"/>id </text:span><text:span text:style-name="T4">int</text:span><text:span text:style-name="T6">(</text:span><text:span text:style-name="T9">1</text:span><text:span text:style-name="T6">) </text:span><text:span text:style-name="T4">NOT</text:span><text:span text:style-name="T6"> </text:span><text:span text:style-name="T9">NULL</text:span><text:span text:style-name="T6">,</text:span></text:p>
      <text:p text:style-name="P27"><text:span text:style-name="T6"><text:s text:c="2"/>nombre </text:span><text:span text:style-name="T4">varchar</text:span><text:span text:style-name="T6">(</text:span><text:span text:style-name="T9">19</text:span><text:span text:style-name="T6">) </text:span><text:span text:style-name="T4">DEFAULT</text:span><text:span text:style-name="T6"> </text:span><text:span text:style-name="T9">NULL</text:span></text:p>
      <text:p text:style-name="P27"><text:span text:style-name="T6">) </text:span><text:span text:style-name="T4">ENGINE</text:span><text:span text:style-name="T6">=InnoDB </text:span><text:span text:style-name="T4">DEFAULT</text:span><text:span text:style-name="T6"> </text:span><text:span text:style-name="T4">CHARSET</text:span><text:span text:style-name="T6">=utf8;</text:span></text:p>
      <text:p text:style-name="P26"/>
      <text:p text:style-name="P27"><text:span text:style-name="T4">INSERT</text:span><text:span text:style-name="T6"> </text:span><text:span text:style-name="T4">INTO</text:span><text:span text:style-name="T6"> menu (id, nombre) </text:span><text:span text:style-name="T4">VALUES</text:span></text:p>
      <text:p text:style-name="P27"><text:span text:style-name="T6">(</text:span><text:span text:style-name="T9">1</text:span><text:span text:style-name="T6">, </text:span><text:span text:style-name="T7">'Bebidas Calientes'</text:span><text:span text:style-name="T6">),</text:span></text:p>
      <text:p text:style-name="P27"><text:span text:style-name="T6">(</text:span><text:span text:style-name="T9">2</text:span><text:span text:style-name="T6">, </text:span><text:span text:style-name="T7">'Bebidas Frías'</text:span><text:span text:style-name="T6">),</text:span></text:p>
      <text:p text:style-name="P27"><text:span text:style-name="T6">(</text:span><text:span text:style-name="T9">3</text:span><text:span text:style-name="T6">, </text:span><text:span text:style-name="T7">'Bebidas Alcohólicas'</text:span><text:span text:style-name="T6">),</text:span></text:p>
      <text:p text:style-name="P27"><text:span text:style-name="T6">(</text:span><text:span text:style-name="T9">4</text:span><text:span text:style-name="T6">, </text:span><text:span text:style-name="T7">'Bocadillos'</text:span><text:span text:style-name="T6">),</text:span></text:p>
      <text:p text:style-name="P27"><text:span text:style-name="T6">(</text:span><text:span text:style-name="T9">5</text:span><text:span text:style-name="T6">, </text:span><text:span text:style-name="T7">'Hamburguesas'</text:span><text:span text:style-name="T6">),</text:span></text:p>
      <text:p text:style-name="P27"><text:span text:style-name="T6">(</text:span><text:span text:style-name="T9">6</text:span><text:span text:style-name="T6">, </text:span><text:span text:style-name="T7">'Acompañantes'</text:span><text:span text:style-name="T6">),</text:span></text:p>
      <text:p text:style-name="P27"><text:span text:style-name="T6">(</text:span><text:span text:style-name="T9">7</text:span><text:span text:style-name="T6">, </text:span><text:span text:style-name="T7">'Postres'</text:span><text:span text:style-name="T6">);</text:span></text:p>
      <text:p text:style-name="P26"/>
      <text:p text:style-name="P27"><text:span text:style-name="T4">CREATE</text:span><text:span text:style-name="T6"> </text:span><text:span text:style-name="T4">TABLE</text:span><text:span text:style-name="T6"> platos (</text:span></text:p>
      <text:p text:style-name="P27"><text:span text:style-name="T6"><text:s text:c="2"/>id </text:span><text:span text:style-name="T4">int</text:span><text:span text:style-name="T6">(</text:span><text:span text:style-name="T9">11</text:span><text:span text:style-name="T6">) </text:span><text:span text:style-name="T4">NOT</text:span><text:span text:style-name="T6"> </text:span><text:span text:style-name="T9">NULL</text:span><text:span text:style-name="T6">,</text:span></text:p>
      <text:p text:style-name="P27"><text:span text:style-name="T6"><text:s text:c="2"/>nombre </text:span><text:span text:style-name="T4">varchar</text:span><text:span text:style-name="T6">(</text:span><text:span text:style-name="T9">30</text:span><text:span text:style-name="T6">) </text:span><text:span text:style-name="T4">DEFAULT</text:span><text:span text:style-name="T6"> </text:span><text:span text:style-name="T9">NULL</text:span><text:span text:style-name="T6">,</text:span></text:p>
      <text:p text:style-name="P27"><text:span text:style-name="T6"><text:s text:c="2"/>precio </text:span><text:span text:style-name="T4">decimal</text:span><text:span text:style-name="T6">(</text:span><text:span text:style-name="T9">3</text:span><text:span text:style-name="T6">,</text:span><text:span text:style-name="T9">2</text:span><text:span text:style-name="T6">) </text:span><text:span text:style-name="T4">DEFAULT</text:span><text:span text:style-name="T6"> </text:span><text:span text:style-name="T9">NULL</text:span><text:span text:style-name="T6">,</text:span></text:p>
      <text:p text:style-name="P27"><text:span text:style-name="T6"><text:s text:c="2"/>id_menu </text:span><text:span text:style-name="T4">int</text:span><text:span text:style-name="T6">(</text:span><text:span text:style-name="T9">11</text:span><text:span text:style-name="T6">) </text:span><text:span text:style-name="T4">DEFAULT</text:span><text:span text:style-name="T6"> </text:span><text:span text:style-name="T9">NULL</text:span></text:p>
      <text:p text:style-name="P27"><text:span text:style-name="T6">) </text:span><text:span text:style-name="T4">ENGINE</text:span><text:span text:style-name="T6">=InnoDB </text:span><text:span text:style-name="T4">DEFAULT</text:span><text:span text:style-name="T6"> </text:span><text:span text:style-name="T4">CHARSET</text:span><text:span text:style-name="T6">=utf8;</text:span></text:p>
      <text:p text:style-name="P26"/>
      <text:p text:style-name="P27"><text:span text:style-name="T4">INSERT</text:span><text:span text:style-name="T6"> </text:span><text:span text:style-name="T4">INTO</text:span><text:span text:style-name="T6"> platos (id, nombre, precio, id_menu) </text:span><text:span text:style-name="T4">VALUES</text:span></text:p>
      <text:p text:style-name="P27"><text:span text:style-name="T6">(</text:span><text:span text:style-name="T9">1</text:span><text:span text:style-name="T6">, </text:span><text:span text:style-name="T7">'Cortado'</text:span><text:span text:style-name="T6">, </text:span><text:span text:style-name="T7">'0.90'</text:span><text:span text:style-name="T6">, </text:span><text:span text:style-name="T9">1</text:span><text:span text:style-name="T6">),</text:span></text:p>
      <text:p text:style-name="P27"><text:span text:style-name="T6">(</text:span><text:span text:style-name="T9">2</text:span><text:span text:style-name="T6">, </text:span><text:span text:style-name="T7">'Barraquito'</text:span><text:span text:style-name="T6">, </text:span><text:span text:style-name="T7">'1.00'</text:span><text:span text:style-name="T6">, </text:span><text:span text:style-name="T9">1</text:span><text:span text:style-name="T6">),</text:span></text:p>
      <text:p text:style-name="P27"><text:span text:style-name="T6">(</text:span><text:span text:style-name="T9">3</text:span><text:span text:style-name="T6">, </text:span><text:span text:style-name="T7">'Café con leche'</text:span><text:span text:style-name="T6">, </text:span><text:span text:style-name="T7">'1.10'</text:span><text:span text:style-name="T6">, </text:span><text:span text:style-name="T9">1</text:span><text:span text:style-name="T6">),</text:span></text:p>
      <text:p text:style-name="P27"><text:span text:style-name="T6">(</text:span><text:span text:style-name="T9">4</text:span><text:span text:style-name="T6">, </text:span><text:span text:style-name="T7">'Té Negro'</text:span><text:span text:style-name="T6">, </text:span><text:span text:style-name="T7">'1.20'</text:span><text:span text:style-name="T6">, </text:span><text:span text:style-name="T9">1</text:span><text:span text:style-name="T6">),</text:span></text:p>
      <text:p text:style-name="P27"><text:span text:style-name="T6">(</text:span><text:span text:style-name="T9">5</text:span><text:span text:style-name="T6">, </text:span><text:span text:style-name="T7">'Té Verde'</text:span><text:span text:style-name="T6">, </text:span><text:span text:style-name="T7">'1.20'</text:span><text:span text:style-name="T6">, </text:span><text:span text:style-name="T9">1</text:span><text:span text:style-name="T6">),</text:span></text:p>
      <text:p text:style-name="P27"><text:span text:style-name="T6">(</text:span><text:span text:style-name="T9">6</text:span><text:span text:style-name="T6">, </text:span><text:span text:style-name="T7">'Chocolate'</text:span><text:span text:style-name="T6">, </text:span><text:span text:style-name="T7">'1.50'</text:span><text:span text:style-name="T6">, </text:span><text:span text:style-name="T9">1</text:span><text:span text:style-name="T6">),</text:span></text:p>
      <text:p text:style-name="P27"><text:span text:style-name="T6">(</text:span><text:span text:style-name="T9">7</text:span><text:span text:style-name="T6">, </text:span><text:span text:style-name="T7">'Chocolate con Nata'</text:span><text:span text:style-name="T6">, </text:span><text:span text:style-name="T7">'2.10'</text:span><text:span text:style-name="T6">, </text:span><text:span text:style-name="T9">1</text:span><text:span text:style-name="T6">),</text:span></text:p>
      <text:p text:style-name="P27"><text:span text:style-name="T6">(</text:span><text:span text:style-name="T9">8</text:span><text:span text:style-name="T6">, </text:span><text:span text:style-name="T7">'Zumo de Fresa'</text:span><text:span text:style-name="T6">, </text:span><text:span text:style-name="T7">'2.50'</text:span><text:span text:style-name="T6">, </text:span><text:span text:style-name="T9">2</text:span><text:span text:style-name="T6">),</text:span></text:p>
      <text:p text:style-name="P27"><text:span text:style-name="T6">(</text:span><text:span text:style-name="T9">9</text:span><text:span text:style-name="T6">, </text:span><text:span text:style-name="T7">'Zumo de Naranja'</text:span><text:span text:style-name="T6">, </text:span><text:span text:style-name="T7">'2.20'</text:span><text:span text:style-name="T6">, </text:span><text:span text:style-name="T9">2</text:span><text:span text:style-name="T6">),</text:span></text:p>
      <text:p text:style-name="P27"><text:span text:style-name="T6">(</text:span><text:span text:style-name="T9">10</text:span><text:span text:style-name="T6">, </text:span><text:span text:style-name="T7">'Cerveza'</text:span><text:span text:style-name="T6">, </text:span><text:span text:style-name="T7">'1.30'</text:span><text:span text:style-name="T6">, </text:span><text:span text:style-name="T9">3</text:span><text:span text:style-name="T6">),</text:span></text:p>
      <text:p text:style-name="P27"><text:span text:style-name="T6">(</text:span><text:span text:style-name="T9">11</text:span><text:span text:style-name="T6">, </text:span><text:span text:style-name="T7">'Serrano'</text:span><text:span text:style-name="T6">, </text:span><text:span text:style-name="T7">'2.50'</text:span><text:span text:style-name="T6">, </text:span><text:span text:style-name="T9">4</text:span><text:span text:style-name="T6">),</text:span></text:p>
      <text:p text:style-name="P27"><text:span text:style-name="T6">(</text:span><text:span text:style-name="T9">12</text:span><text:span text:style-name="T6">, </text:span><text:span text:style-name="T7">'Pata'</text:span><text:span text:style-name="T6">, </text:span><text:span text:style-name="T7">'2.50'</text:span><text:span text:style-name="T6">, </text:span><text:span text:style-name="T9">4</text:span><text:span text:style-name="T6">),</text:span></text:p>
      <text:p text:style-name="P27"><text:span text:style-name="T6">(</text:span><text:span text:style-name="T9">13</text:span><text:span text:style-name="T6">, </text:span><text:span text:style-name="T7">'Normal'</text:span><text:span text:style-name="T6">, </text:span><text:span text:style-name="T7">'3.50'</text:span><text:span text:style-name="T6">, </text:span><text:span text:style-name="T9">5</text:span><text:span text:style-name="T6">),</text:span></text:p>
      <text:p text:style-name="P27"><text:span text:style-name="T6">(</text:span><text:span text:style-name="T9">14</text:span><text:span text:style-name="T6">, </text:span><text:span text:style-name="T7">'Especial'</text:span><text:span text:style-name="T6">, </text:span><text:span text:style-name="T7">'4.00'</text:span><text:span text:style-name="T6">, </text:span><text:span text:style-name="T9">5</text:span><text:span text:style-name="T6">),</text:span></text:p>
      <text:p text:style-name="P27"><text:span text:style-name="T6">(</text:span><text:span text:style-name="T9">15</text:span><text:span text:style-name="T6">, </text:span><text:span text:style-name="T7">'De la casa'</text:span><text:span text:style-name="T6">, </text:span><text:span text:style-name="T7">'4.50'</text:span><text:span text:style-name="T6">, </text:span><text:span text:style-name="T9">5</text:span><text:span text:style-name="T6">),</text:span></text:p>
      <text:p text:style-name="P27"><text:span text:style-name="T6">(</text:span><text:span text:style-name="T9">16</text:span><text:span text:style-name="T6">, </text:span><text:span text:style-name="T7">'Papas locas'</text:span><text:span text:style-name="T6">, </text:span><text:span text:style-name="T7">'3.50'</text:span><text:span text:style-name="T6">, </text:span><text:span text:style-name="T9">6</text:span><text:span text:style-name="T6">),</text:span></text:p>
      <text:p text:style-name="P27"><text:span text:style-name="T6">(</text:span><text:span text:style-name="T9">17</text:span><text:span text:style-name="T6">, </text:span><text:span text:style-name="T7">'Helado de chocolate'</text:span><text:span text:style-name="T6">, </text:span><text:span text:style-name="T7">'1.50'</text:span><text:span text:style-name="T6">, </text:span><text:span text:style-name="T9">7</text:span><text:span text:style-name="T6">),</text:span></text:p>
      <text:p text:style-name="P27"><text:span text:style-name="T6">(</text:span><text:span text:style-name="T9">18</text:span><text:span text:style-name="T6">, </text:span><text:span text:style-name="T7">'Tiramisú'</text:span><text:span text:style-name="T6">, </text:span><text:span text:style-name="T7">'2.20'</text:span><text:span text:style-name="T6">, </text:span><text:span text:style-name="T9">7</text:span><text:span text:style-name="T6">);</text:span></text:p>
      <text:p text:style-name="P26"/>
      <text:p text:style-name="P26"/>
      <text:p text:style-name="P27"><text:span text:style-name="T4">ALTER</text:span><text:span text:style-name="T6"> </text:span><text:span text:style-name="T4">TABLE</text:span><text:span text:style-name="T6"> menu</text:span></text:p>
      <text:p text:style-name="P27"><text:soft-page-break/><text:span text:style-name="T6"><text:s text:c="2"/></text:span><text:span text:style-name="T4">ADD</text:span><text:span text:style-name="T6"> </text:span><text:span text:style-name="T4">PRIMARY</text:span><text:span text:style-name="T6"> </text:span><text:span text:style-name="T4">KEY</text:span><text:span text:style-name="T6"> (id);</text:span></text:p>
      <text:p text:style-name="P26"/>
      <text:p text:style-name="P27"><text:span text:style-name="T4">ALTER</text:span><text:span text:style-name="T6"> </text:span><text:span text:style-name="T4">TABLE</text:span><text:span text:style-name="T6"> platos</text:span></text:p>
      <text:p text:style-name="P27"><text:span text:style-name="T6"><text:s text:c="2"/></text:span><text:span text:style-name="T4">ADD</text:span><text:span text:style-name="T6"> </text:span><text:span text:style-name="T4">PRIMARY</text:span><text:span text:style-name="T6"> </text:span><text:span text:style-name="T4">KEY</text:span><text:span text:style-name="T6"> (id),</text:span></text:p>
      <text:p text:style-name="P27"><text:span text:style-name="T6"><text:s text:c="2"/></text:span><text:span text:style-name="T4">ADD</text:span><text:span text:style-name="T6"> </text:span><text:span text:style-name="T4">KEY</text:span><text:span text:style-name="T6"> id_menu (id_menu);</text:span></text:p>
      <text:p text:style-name="P26"/>
      <text:p text:style-name="P26"/>
      <text:p text:style-name="P27"><text:span text:style-name="T4">ALTER</text:span><text:span text:style-name="T6"> </text:span><text:span text:style-name="T4">TABLE</text:span><text:span text:style-name="T6"> menu</text:span></text:p>
      <text:p text:style-name="P27"><text:span text:style-name="T6"><text:s text:c="2"/></text:span><text:span text:style-name="T4">MODIFY</text:span><text:span text:style-name="T6"> id </text:span><text:span text:style-name="T4">int</text:span><text:span text:style-name="T6">(</text:span><text:span text:style-name="T9">1</text:span><text:span text:style-name="T6">) </text:span><text:span text:style-name="T4">NOT</text:span><text:span text:style-name="T6"> </text:span><text:span text:style-name="T9">NULL</text:span><text:span text:style-name="T6"> </text:span><text:span text:style-name="T4">AUTO_INCREMENT</text:span><text:span text:style-name="T6">, </text:span><text:span text:style-name="T4">AUTO_INCREMENT</text:span><text:span text:style-name="T6">=</text:span><text:span text:style-name="T9">8</text:span><text:span text:style-name="T6">;</text:span></text:p>
      <text:p text:style-name="P26"/>
      <text:p text:style-name="P27"><text:span text:style-name="T4">ALTER</text:span><text:span text:style-name="T6"> </text:span><text:span text:style-name="T4">TABLE</text:span><text:span text:style-name="T6"> platos</text:span></text:p>
      <text:p text:style-name="P27"><text:span text:style-name="T6"><text:s text:c="2"/></text:span><text:span text:style-name="T4">MODIFY</text:span><text:span text:style-name="T6"> id </text:span><text:span text:style-name="T4">int</text:span><text:span text:style-name="T6">(</text:span><text:span text:style-name="T9">11</text:span><text:span text:style-name="T6">) </text:span><text:span text:style-name="T4">NOT</text:span><text:span text:style-name="T6"> </text:span><text:span text:style-name="T9">NULL</text:span><text:span text:style-name="T6"> </text:span><text:span text:style-name="T4">AUTO_INCREMENT</text:span><text:span text:style-name="T6">, </text:span><text:span text:style-name="T4">AUTO_INCREMENT</text:span><text:span text:style-name="T6">=</text:span><text:span text:style-name="T9">19</text:span><text:span text:style-name="T6">;</text:span></text:p>
      <text:p text:style-name="P26"/>
      <text:p text:style-name="P26"/>
      <text:p text:style-name="P27"><text:span text:style-name="T4">ALTER</text:span><text:span text:style-name="T6"> </text:span><text:span text:style-name="T4">TABLE</text:span><text:span text:style-name="T6"> platos</text:span></text:p>
      <text:p text:style-name="P27"><text:span text:style-name="T6"><text:s text:c="2"/></text:span><text:span text:style-name="T4">ADD</text:span><text:span text:style-name="T6"> </text:span><text:span text:style-name="T4">CONSTRAINT</text:span><text:span text:style-name="T6"> platos_ibfk_1 </text:span><text:span text:style-name="T4">FOREIGN</text:span><text:span text:style-name="T6"> </text:span><text:span text:style-name="T4">KEY</text:span><text:span text:style-name="T6"> (id_menu) </text:span><text:span text:style-name="T4">REFERENCES</text:span><text:span text:style-name="T6"> menu (id);</text:span></text:p>
      <text:p text:style-name="P26"/>
      <text:p text:style-name="P27"><text:span text:style-name="T8">/*!40101 SET CHARACTER_SET_CLIENT=@OLD_CHARACTER_SET_CLIENT */</text:span><text:span text:style-name="T6">;</text:span></text:p>
      <text:p text:style-name="P27"><text:span text:style-name="T8">/*!40101 SET CHARACTER_SET_RESULTS=@OLD_CHARACTER_SET_RESULTS */</text:span><text:span text:style-name="T6">;</text:span></text:p>
      <text:p text:style-name="P27"><text:span text:style-name="T8">/*!40101 SET COLLATION_CONNECTION=@OLD_COLLATION_CONNECTION */</text:span><text:span text:style-name="T6">;</text:span></text:p>
      <text:p text:style-name="P30"><text:a xlink:type="simple" xlink:href="#Índice" text:style-name="Internet_20_link" text:visited-style-name="Visited_20_Internet_20_Link"><text:span text:style-name="T5">Volver al índice</text:span></text:a></text:p>
      <text:p text:style-name="P13"/>
      <text:p text:style-name="P13"/>
      <text:h text:style-name="P21" text:outline-level="1" text:is-list-header="true"><text:bookmark-start text:name="__RefHeading___Toc1569_42260036341"/><text:span text:style-name="T3">C</text:span><text:span text:style-name="T10">onsultas</text:span>.<text:bookmark-end text:name="__RefHeading___Toc1569_42260036341"/></text:h>
      <text:h text:style-name="P22" text:outline-level="3">Obtener los tipos de bebida del menú</text:h>
      <text:h text:style-name="P22" text:outline-level="3">Obtener todos los tipos de té de la cafetería</text:h>
      <text:h text:style-name="P22" text:outline-level="3">Obtener las bebidas alcohólicas de la cafetería</text:h>
      <text:h text:style-name="P22" text:outline-level="3">Obtener todos los datos de los platos que empiezan con ‘Z’</text:h>
      <text:h text:style-name="P22" text:outline-level="3">Obtener el nombre de los platos donde el precio sea más de 2 euros</text:h>
      <text:h text:style-name="P22" text:outline-level="3">Obtener el nombre de las bebidas donde el precio sea menor a 1 euros</text:h>
      <text:h text:style-name="P22" text:outline-level="3">Obtener todos los datos de los platos cuyo precio este entre 1 y 3 euros</text:h>
      <text:h text:style-name="P22" text:outline-level="3">Obtener el precio medio de los platos cuyo id de menú sea 5</text:h>
      <text:h text:style-name="P22" text:outline-level="3">Obtener el nombre y precio de los platos ordenados alfabéticamente por nombre</text:h>
      <text:h text:style-name="P22" text:outline-level="3">Obtener todos los datos de los platos ordenados descendentemente por precio</text:h>
      <text:h text:style-name="P22" text:outline-level="3">Obtener el nombre y precio de los platos cuyo precio sea mayor a 1.5 y ordenarlos descendentemente por nombre y luego ascendentemente por precio</text:h>
      <text:h text:style-name="P22" text:outline-level="3">Obtener un listado completo de los platos, incluyendo por cada plato la categoría del menu a la que pertenecen</text:h>
      <text:h text:style-name="P22" text:outline-level="3">Obtener el nombre y precio de los platos que sean hamburguesas ordenarlos alfabéticamente por nombre</text:h>
      <text:h text:style-name="P22" text:outline-level="3">Añade un nuevo postre: Tarta de limón, su precio es de 2.50 Euros</text:h>
      <text:h text:style-name="P22" text:outline-level="3">Cambia el nombre del Cortado a ‘Café Cortado’</text:h>
      <text:h text:style-name="P22" text:outline-level="3"><text:soft-page-break/>Aplicar un aumento del 10% a todos los platos</text:h>
      <text:h text:style-name="P22" text:outline-level="3">Aplicar un aumento de 0.10 euros a todos los postres</text:h>
      <text:h text:style-name="P22" text:outline-level="3">Borra el producto numero 2</text:h>
      <text:h text:style-name="P22" text:outline-level="3">Cuántos platos hay de cada tipo del menu</text:h>
      <text:h text:style-name="P22" text:outline-level="3">Agrega una columna llamada oferta, a la tabla platos, para colocar las ofertas de platos para dos personas</text:h>
      <text:h text:style-name="Heading_20_3" text:outline-level="3"><text:bookmark-start text:name="__RefHeading___Toc876_4254280313"/>Modifica la columna oferta, para el tiramisú y la tarta de limón con los valores 4 y 4,20 respectivamente<text:bookmark-end text:name="__RefHeading___Toc876_4254280313"/></text:h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justify" style:justify-single-word="false"/>
      <style:text-properties officeooo:rsid="0049dd0e" officeooo:paragraph-rsid="0049dd0e"/>
    </style:style>
    <style:style style:name="MP3" style:family="paragraph" style:parent-style-name="Footer">
      <style:paragraph-properties fo:text-align="end" style:justify-single-word="false"/>
      <style:text-properties officeooo:rsid="004f3f08" officeooo:paragraph-rsid="004f3f08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order-top="none" fo:border-bottom="0.51pt solid #2a6099" fo:border-left="none" fo:border-right="none" fo:padding="0.049cm" fo:background-color="transparent" draw:fill="none" draw:fill-color="#729fcf"/>
      </style:header-style>
      <style:footer-style>
        <style:header-footer-properties fo:min-height="0.6cm" fo:margin-left="0cm" fo:margin-right="0cm" fo:margin-top="0.499cm" fo:border-top="0.51pt solid #2a6099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ref text:reference-format="text" text:ref-name="Nombre">Cafetería El Guanche</text:bookmark-ref></text:p>
        <text:p text:style-name="MP1"/>
        <text:p text:style-name="MP1"/>
      </style:header>
      <style:footer>
        <text:p text:style-name="MP2"><text:bookmark-ref text:reference-format="text" text:ref-name="autor">Juan Carlos Francisco Mesa</text:bookmark-ref></text:p>
        <text:p text:style-name="MP3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9T11:09:29.168765521</meta:creation-date>
    <meta:editing-duration>PT2M20S</meta:editing-duration>
    <meta:editing-cycles>2</meta:editing-cycles>
    <meta:generator>LibreOffice/7.3.5.2$Linux_X86_64 LibreOffice_project/30$Build-2</meta:generator>
    <dc:title>Informe_curso</dc:title>
    <dc:date>2022-08-09T12:03:46.980504347</dc:date>
    <meta:document-statistic meta:table-count="0" meta:image-count="1" meta:object-count="0" meta:page-count="8" meta:paragraph-count="116" meta:word-count="937" meta:character-count="5631" meta:non-whitespace-character-count="4802"/>
    <meta:template xlink:type="simple" xlink:actuate="onRequest" xlink:title="Informe_curso" xlink:href="../../../../../Plantillas/Informe_curso.ott" meta:date="2022-08-09T11:09:28.272073020"/>
  </office:meta>
</office:document-meta>
</file>